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4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5" style:parent-style-name="Fuentedepárrafopredeter." style:family="text">
      <style:text-properties fo:font-size="13pt" style:font-size-asian="13pt" style:font-size-complex="13pt"/>
    </style:style>
    <style:style style:name="T6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7" style:parent-style-name="Fuentedepárrafopredeter." style:family="text">
      <style:text-properties fo:font-size="13pt" style:font-size-asian="13pt" style:font-size-complex="13pt"/>
    </style:style>
    <style:style style:name="T8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9" style:parent-style-name="Fuentedepárrafopredeter." style:family="text">
      <style:text-properties fo:font-size="13pt" style:font-size-asian="13pt" style:font-size-complex="13pt"/>
    </style:style>
    <style:style style:name="T10" style:parent-style-name="Fuentedepárrafopredeter." style:family="text">
      <style:text-properties fo:font-size="13pt" style:font-size-asian="13pt" style:font-size-complex="13pt"/>
    </style:style>
    <style:style style:name="P1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3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14" style:parent-style-name="Fuentedepárrafopredeter." style:family="text">
      <style:text-properties fo:font-size="13pt" style:font-size-asian="13pt" style:font-size-complex="13pt"/>
    </style:style>
    <style:style style:name="T15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16" style:parent-style-name="Fuentedepárrafopredeter." style:family="text">
      <style:text-properties fo:font-size="13pt" style:font-size-asian="13pt" style:font-size-complex="13pt"/>
    </style:style>
    <style:style style:name="T17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18" style:parent-style-name="Fuentedepárrafopredeter." style:family="text">
      <style:text-properties fo:font-size="13pt" style:font-size-asian="13pt" style:font-size-complex="13pt"/>
    </style:style>
    <style:style style:name="T19" style:parent-style-name="Fuentedepárrafopredeter." style:family="text">
      <style:text-properties fo:font-size="13pt" style:font-size-asian="13pt" style:font-size-complex="13pt"/>
    </style:style>
    <style:style style:name="T20" style:parent-style-name="Fuentedepárrafopredeter." style:family="text">
      <style:text-properties fo:font-size="13pt" style:font-size-asian="13pt" style:font-size-complex="13pt"/>
    </style:style>
    <style:style style:name="P2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23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24" style:parent-style-name="Fuentedepárrafopredeter." style:family="text">
      <style:text-properties fo:font-size="13pt" style:font-size-asian="13pt" style:font-size-complex="13pt"/>
    </style:style>
    <style:style style:name="T25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26" style:parent-style-name="Fuentedepárrafopredeter." style:family="text">
      <style:text-properties fo:font-size="13pt" style:font-size-asian="13pt" style:font-size-complex="13pt"/>
    </style:style>
    <style:style style:name="T27" style:parent-style-name="Fuentedepárrafopredeter." style:family="text">
      <style:text-properties fo:font-size="13pt" style:font-size-asian="13pt" style:font-size-complex="13pt"/>
    </style:style>
    <style:style style:name="T28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29" style:parent-style-name="Fuentedepárrafopredeter." style:family="text">
      <style:text-properties fo:font-size="13pt" style:font-size-asian="13pt" style:font-size-complex="13pt"/>
    </style:style>
    <style:style style:name="T30" style:parent-style-name="Fuentedepárrafopredeter." style:family="text">
      <style:text-properties fo:font-size="13pt" style:font-size-asian="13pt" style:font-size-complex="13pt"/>
    </style:style>
    <style:style style:name="P3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3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34" style:parent-style-name="Fuentedepárrafopredeter." style:family="text">
      <style:text-properties fo:font-size="13pt" style:font-size-asian="13pt" style:font-size-complex="13pt"/>
    </style:style>
    <style:style style:name="T35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36" style:parent-style-name="Fuentedepárrafopredeter." style:family="text">
      <style:text-properties fo:font-size="13pt" style:font-size-asian="13pt" style:font-size-complex="13pt"/>
    </style:style>
    <style:style style:name="T37" style:parent-style-name="Fuentedepárrafopredeter." style:family="text">
      <style:text-properties fo:font-size="13pt" style:font-size-asian="13pt" style:font-size-complex="13pt"/>
    </style:style>
    <style:style style:name="T38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39" style:parent-style-name="Fuentedepárrafopredeter." style:family="text">
      <style:text-properties fo:font-size="13pt" style:font-size-asian="13pt" style:font-size-complex="13pt"/>
    </style:style>
    <style:style style:name="T40" style:parent-style-name="Fuentedepárrafopredeter." style:family="text">
      <style:text-properties fo:font-size="13pt" style:font-size-asian="13pt" style:font-size-complex="13pt"/>
    </style:style>
    <style:style style:name="T41" style:parent-style-name="Fuentedepárrafopredeter." style:family="text">
      <style:text-properties fo:font-size="13pt" style:font-size-asian="13pt" style:font-size-complex="13pt"/>
    </style:style>
    <style:style style:name="P4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44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45" style:parent-style-name="Fuentedepárrafopredeter." style:family="text">
      <style:text-properties fo:font-size="13pt" style:font-size-asian="13pt" style:font-size-complex="13pt"/>
    </style:style>
    <style:style style:name="T46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47" style:parent-style-name="Fuentedepárrafopredeter." style:family="text">
      <style:text-properties style:font-weight-complex="bold" fo:font-size="13pt" style:font-size-asian="13pt" style:font-size-complex="13pt"/>
    </style:style>
    <style:style style:name="T48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49" style:parent-style-name="Fuentedepárrafopredeter." style:family="text">
      <style:text-properties fo:font-size="13pt" style:font-size-asian="13pt" style:font-size-complex="13pt"/>
    </style:style>
    <style:style style:name="T50" style:parent-style-name="Fuentedepárrafopredeter." style:family="text">
      <style:text-properties fo:font-size="13pt" style:font-size-asian="13pt" style:font-size-complex="13pt"/>
    </style:style>
    <style:style style:name="T51" style:parent-style-name="Fuentedepárrafopredeter." style:family="text">
      <style:text-properties fo:font-size="13pt" style:font-size-asian="13pt" style:font-size-complex="13pt"/>
    </style:style>
    <style:style style:name="P5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54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55" style:parent-style-name="Fuentedepárrafopredeter." style:family="text">
      <style:text-properties fo:font-size="13pt" style:font-size-asian="13pt" style:font-size-complex="13pt"/>
    </style:style>
    <style:style style:name="T56" style:parent-style-name="Fuentedepárrafopredeter." style:family="text">
      <style:text-properties fo:font-size="13pt" style:font-size-asian="13pt" style:font-size-complex="13pt"/>
    </style:style>
    <style:style style:name="T57" style:parent-style-name="Fuentedepárrafopredeter." style:family="text">
      <style:text-properties fo:font-size="13pt" style:font-size-asian="13pt" style:font-size-complex="13pt"/>
    </style:style>
    <style:style style:name="T58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59" style:parent-style-name="Fuentedepárrafopredeter." style:family="text">
      <style:text-properties style:font-weight-complex="bold" fo:font-size="13pt" style:font-size-asian="13pt" style:font-size-complex="13pt"/>
    </style:style>
    <style:style style:name="T60" style:parent-style-name="Fuentedepárrafopredeter." style:family="text">
      <style:text-properties style:font-weight-complex="bold" fo:font-size="13pt" style:font-size-asian="13pt" style:font-size-complex="13pt"/>
    </style:style>
    <style:style style:name="T61" style:parent-style-name="Fuentedepárrafopredeter." style:family="text">
      <style:text-properties style:font-weight-complex="bold" fo:font-size="13pt" style:font-size-asian="13pt" style:font-size-complex="13pt"/>
    </style:style>
    <style:style style:name="T62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63" style:parent-style-name="Fuentedepárrafopredeter." style:family="text">
      <style:text-properties fo:font-size="13pt" style:font-size-asian="13pt" style:font-size-complex="13pt"/>
    </style:style>
    <style:style style:name="T64" style:parent-style-name="Fuentedepárrafopredeter." style:family="text">
      <style:text-properties fo:font-size="13pt" style:font-size-asian="13pt" style:font-size-complex="13pt"/>
    </style:style>
    <style:style style:name="T65" style:parent-style-name="Fuentedepárrafopredeter." style:family="text">
      <style:text-properties fo:font-size="13pt" style:font-size-asian="13pt" style:font-size-complex="13pt"/>
    </style:style>
    <style:style style:name="T66" style:parent-style-name="Fuentedepárrafopredeter." style:family="text">
      <style:text-properties fo:font-size="13pt" style:font-size-asian="13pt" style:font-size-complex="13pt"/>
    </style:style>
    <style:style style:name="T67" style:parent-style-name="Fuentedepárrafopredeter.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Finales 2018</text:p>
      <text:p text:style-name="P2"/>
      <text:p text:style-name="P3">07/02</text:p>
      <text:p text:style-name="Standard"><text:span text:style-name="T4">Celdrán:<text:s/></text:span><text:span text:style-name="T5">Bloques del AO. Características, función, sin circuitos.</text:span></text:p>
      <text:p text:style-name="Standard"><text:span text:style-name="T6">Olmos:<text:s/></text:span><text:span text:style-name="T7">-</text:span></text:p>
      <text:p text:style-name="Standard"><text:span text:style-name="T8">Gonzalez:<text:s/></text:span><text:span text:style-name="T9">Amplificadores realimentados. Diagrama de bloques. Ganancia realimentada.</text:span></text:p>
      <text:p text:style-name="Standard"><text:span text:style-name="T10">Partiendo de un amplificador de corriente a lazo abierto, realimentarlo. Dibujar circuito. Encontrar Aif, Zif y Zof.</text:span></text:p>
      <text:p text:style-name="P11"/>
      <text:p text:style-name="P12">21/02</text:p>
      <text:p text:style-name="Standard"><text:span text:style-name="T13">Celdrán:<text:s/></text:span><text:span text:style-name="T14">Realimentación negativa</text:span></text:p>
      <text:p text:style-name="Standard"><text:span text:style-name="T15">Olmos:<text:s/></text:span><text:span text:style-name="T16">Amplificador clase AB</text:span></text:p>
      <text:p text:style-name="Standard"><text:span text:style-name="T17">Gonzalez:<text:s/></text:span><text:span text:style-name="T18">Integrador diferencial (Introducción a los circuitos integra</text:span><text:span text:style-name="T19">dores y derivadores 1-11b)Hallar función de transferencia.</text:span></text:p>
      <text:p text:style-name="Standard"><text:span text:style-name="T20">Elevador de corriente con regulador fijo (Fuentes III 6-9-5b). <text:s/>Calcular potencia en el transistor con la peor condición.</text:span></text:p>
      <text:p text:style-name="P21"/>
      <text:p text:style-name="P22">07/03</text:p>
      <text:p text:style-name="Standard"><text:span text:style-name="T23">Celdrán:<text:s/></text:span><text:span text:style-name="T24">Respuesta en alta frecuencia</text:span></text:p>
      <text:p text:style-name="Standard"><text:span text:style-name="T25">Olmos:<text:s/></text:span><text:span text:style-name="T26">Realimentación con tran</text:span><text:span text:style-name="T27">sistor base común (Similar 1.13 apunte práctico lianjosho)</text:span></text:p>
      <text:p text:style-name="Standard"><text:span text:style-name="T28">Gonzalez:<text:s/></text:span><text:span text:style-name="T29">Aplicar AO no inversor para elevar el nivel de una tensión.</text:span></text:p>
      <text:p text:style-name="Standard"><text:span text:style-name="T30">AO en configuración restador. Ecuaciones.</text:span></text:p>
      <text:p text:style-name="P31"/>
      <text:p text:style-name="P32">09/05</text:p>
      <text:p text:style-name="Standard"><text:span text:style-name="T33">Celdrán:<text:s/></text:span><text:span text:style-name="T34">Respuesta en alta frecuencia</text:span></text:p>
      <text:p text:style-name="Standard"><text:span text:style-name="T35">Olmos:<text:s/></text:span><text:span text:style-name="T36">Amplificador de instrumentación.<text:s/></text:span><text:span text:style-name="T37">Calcular ganancia, amplitud de Vl, Rg para otra ganancia</text:span></text:p>
      <text:p text:style-name="Standard"><text:span text:style-name="T38">Gonzalez:<text:s/></text:span><text:span text:style-name="T39">Amplificador de tensión con muestra de tensión y mezcla serie. Diagrama de bloques. Expresión de Avf, Zof y Zif.</text:span></text:p>
      <text:p text:style-name="Standard"><text:span text:style-name="T40">Amplificador operacional no inversor. Dibujar circuito. Obtener Avf,<text:s/></text:span><text:span text:style-name="T41">α y β.</text:span></text:p>
      <text:p text:style-name="P42"/>
      <text:p text:style-name="P43">04/07</text:p>
      <text:p text:style-name="Standard"><text:span text:style-name="T44">Celdrán:<text:s/></text:span><text:span text:style-name="T45">2 Ejercicios. Realimentación negativa y muestra de tensión mezcla paralelo.</text:span></text:p>
      <text:p text:style-name="Standard"><text:span text:style-name="T46">Olmos:<text:s/></text:span><text:span text:style-name="T47">Respuesta en Frec. Ejercicio típico de calculo de Wh1 p/RL1, Avfm1, Wh2 p/RL2, Avfm2 ; y valor de Ce, Cb para Ce dominante.</text:span></text:p>
      <text:p text:style-name="Standard"><text:span text:style-name="T48">Gonzalez:<text:s/></text:span><text:span text:style-name="T49">Amplificador de</text:span><text:span text:style-name="T50"><text:s/>instrumentación con entrada puente. Y un ejercicio como el 4.3 de reguladores de lianjosho(Reg para alta tensión de entrada)</text:span><text:span text:style-name="T51">.</text:span></text:p>
      <text:p text:style-name="P52"/>
      <text:p text:style-name="P53">25/07</text:p>
      <text:p text:style-name="Standard"><text:span text:style-name="T54">Celdrán:<text:s/></text:span><text:span text:style-name="T55">Respuesta en alta frecuencia</text:span><text:span text:style-name="T56">(todo completo como esta en resumen cristian ochoa)</text:span><text:span text:style-name="T57">.</text:span></text:p>
      <text:p text:style-name="Standard"><text:span text:style-name="T58">Olmos:<text:s/></text:span><text:span text:style-name="T59">Ejercicio de realimentación</text:span><text:span text:style-name="T60"><text:s/></text:span><text:span text:style-name="T61">(I en paralelo), calcular Aif, Zif y Zof.(Similar a ej.1.8 lianjosho, pag.237)</text:span></text:p>
      <text:p text:style-name="Standard"><text:span text:style-name="T62">Gonzalez:<text:s/></text:span><text:span text:style-name="T63">Amplificador de instrumentación. Calcular función de transferencia, Zin vista por<text:s/></text:span><text:span text:style-name="T64">alguna de las</text:span><text:span text:style-name="T65"><text:s/>fuentes v1<text:s/></text:span><text:span text:style-name="T66">o</text:span><text:span text:style-name="T67"><text:s/>v2, calcular efecto de Vos , Circuito puente, y circuito puente con ajuste debido a desequilibrios de temperatur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</meta:initial-creator>
    <dc:creator>Jose</dc:creator>
    <meta:creation-date>2018-05-10T12:14:00Z</meta:creation-date>
    <dc:date>2018-07-30T23:14:00Z</dc:date>
    <meta:print-date>2018-07-30T23:14:00Z</meta:print-date>
    <meta:template xlink:href="Normal" xlink:type="simple"/>
    <meta:editing-cycles>6</meta:editing-cycles>
    <meta:editing-duration>PT1020S</meta:editing-duration>
    <meta:document-statistic meta:page-count="1" meta:paragraph-count="4" meta:word-count="311" meta:character-count="2019" meta:row-count="14" meta:non-whitespace-character-count="1712"/>
  </office:meta>
</office:document-meta>
</file>